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2BDB4CAF.png" manifest:media-type="image/png"/>
  <manifest:file-entry manifest:full-path="Pictures/1000020100000280000001E09F3136AB.png" manifest:media-type="image/png"/>
  <manifest:file-entry manifest:full-path="Pictures/1000020100000280000001E01CF6A7FB.png" manifest:media-type="image/png"/>
  <manifest:file-entry manifest:full-path="Pictures/1000020100000280000001E0CCB80933.png" manifest:media-type="image/png"/>
  <manifest:file-entry manifest:full-path="Pictures/1000020100000280000001E01698CBDE.png" manifest:media-type="image/png"/>
  <manifest:file-entry manifest:full-path="Pictures/1000020100000280000001E0432D2C55.png" manifest:media-type="image/png"/>
  <manifest:file-entry manifest:full-path="Pictures/1000020100000280000001E0858952D4.png" manifest:media-type="image/png"/>
  <manifest:file-entry manifest:full-path="Pictures/1000020100000280000001E04EF13A1A.png" manifest:media-type="image/png"/>
  <manifest:file-entry manifest:full-path="Pictures/1000020100000280000001E05885C3F9.png" manifest:media-type="image/png"/>
  <manifest:file-entry manifest:full-path="Pictures/1000020100000280000001E03D07588A.png" manifest:media-type="image/png"/>
  <manifest:file-entry manifest:full-path="Pictures/1000020100000280000001E04FDA8D1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color="#ff00cc"/>
    </style:style>
    <style:style style:name="T1" style:family="text">
      <style:text-properties fo:color="#ff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255cm" svg:height="12.191cm" svg:x="2.287cm" svg:y="3.302cm">
          <draw:image xlink:href="Pictures/1000020100000280000001E04FDA8D1A.png" xlink:type="simple" xlink:show="embed" xlink:actuate="onLoad">
            <text:p/>
          </draw:image>
        </draw:frame>
        <draw:frame draw:style-name="gr2" draw:layer="layout" svg:width="4.443cm" svg:height="0.962cm" svg:x="6.604cm" svg:y="1.016cm">
          <draw:text-box>
            <text:p>Hum80 00mi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255cm" svg:height="12.191cm" svg:x="3.302cm" svg:y="4.064cm">
          <draw:image xlink:href="Pictures/1000020100000280000001E03D07588A.png" xlink:type="simple" xlink:show="embed" xlink:actuate="onLoad">
            <text:p/>
          </draw:image>
        </draw:frame>
        <draw:frame draw:style-name="gr2" draw:layer="layout" svg:width="4.443cm" svg:height="0.962cm" svg:x="6.605cm" svg:y="1.016cm">
          <draw:text-box>
            <text:p>Hum80 10min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6.255cm" svg:height="12.191cm" svg:x="5.895cm" svg:y="4.381cm">
          <draw:image xlink:href="Pictures/1000020100000280000001E05885C3F9.png" xlink:type="simple" xlink:show="embed" xlink:actuate="onLoad">
            <text:p/>
          </draw:image>
        </draw:frame>
        <draw:frame draw:style-name="gr2" draw:layer="layout" svg:width="4.443cm" svg:height="0.962cm" svg:x="6.606cm" svg:y="1.016cm">
          <draw:text-box>
            <text:p>Hum50 00min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6.255cm" svg:height="12.191cm" svg:x="1.778cm" svg:y="5.842cm">
          <draw:image xlink:href="Pictures/1000020100000280000001E04EF13A1A.png" xlink:type="simple" xlink:show="embed" xlink:actuate="onLoad">
            <text:p/>
          </draw:image>
        </draw:frame>
        <draw:frame draw:style-name="gr2" draw:layer="layout" svg:width="4.443cm" svg:height="0.962cm" svg:x="6.607cm" svg:y="1.016cm">
          <draw:text-box>
            <text:p>Hum50 30mi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6.255cm" svg:height="12.191cm" svg:x="5.895cm" svg:y="4.381cm">
          <draw:image xlink:href="Pictures/1000020100000280000001E0858952D4.png" xlink:type="simple" xlink:show="embed" xlink:actuate="onLoad">
            <text:p/>
          </draw:image>
        </draw:frame>
        <draw:frame draw:style-name="gr2" draw:layer="layout" svg:width="4.443cm" svg:height="0.962cm" svg:x="6.607cm" svg:y="1.016cm">
          <draw:text-box>
            <text:p>Hum50 60min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4.443cm" svg:height="0.962cm" svg:x="6.609cm" svg:y="1.016cm">
          <draw:text-box>
            <text:p text:style-name="P3">Hum30 00min</text:p>
          </draw:text-box>
        </draw:frame>
        <draw:frame draw:style-name="gr1" draw:text-style-name="P1" draw:layer="layout" svg:width="16.255cm" svg:height="12.191cm" svg:x="2.286cm" svg:y="4.065cm">
          <draw:image xlink:href="Pictures/1000020100000280000001E0432D2C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6.255cm" svg:height="12.191cm" svg:x="5.895cm" svg:y="4.381cm">
          <draw:image xlink:href="Pictures/1000020100000280000001E0CCB809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3" draw:layer="layout" svg:width="4.443cm" svg:height="0.962cm" svg:x="6.609cm" svg:y="1.016cm">
          <draw:text-box>
            <text:p text:style-name="P3">Hum30 30min</text:p>
          </draw:text-box>
        </draw:frame>
        <draw:frame draw:style-name="gr1" draw:text-style-name="P1" draw:layer="layout" svg:width="16.255cm" svg:height="12.191cm" svg:x="3.556cm" svg:y="3.81cm">
          <draw:image xlink:href="Pictures/1000020100000280000001E01698CB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layer="layout" svg:width="4.443cm" svg:height="0.962cm" svg:x="6.608cm" svg:y="1.016cm">
          <draw:text-box>
            <text:p>Hum30 60min</text:p>
          </draw:text-box>
        </draw:frame>
        <draw:frame draw:style-name="gr1" draw:text-style-name="P1" draw:layer="layout" svg:width="16.255cm" svg:height="12.191cm" svg:x="5.895cm" svg:y="4.381cm">
          <draw:image xlink:href="Pictures/1000020100000280000001E09F3136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6.255cm" svg:height="12.191cm" svg:x="-0.761cm" svg:y="1.778cm">
          <draw:image xlink:href="Pictures/1000020100000280000001E02BDB4CAF.png" xlink:type="simple" xlink:show="embed" xlink:actuate="onLoad">
            <text:p/>
          </draw:image>
        </draw:frame>
        <draw:frame draw:style-name="gr1" draw:text-style-name="P1" draw:layer="layout" svg:width="16.255cm" svg:height="12.191cm" svg:x="13.463cm" svg:y="2.032cm">
          <draw:image xlink:href="Pictures/1000020100000280000001E01CF6A7FB.png" xlink:type="simple" xlink:show="embed" xlink:actuate="onLoad">
            <text:p/>
          </draw:image>
        </draw:frame>
        <draw:frame draw:style-name="gr2" draw:layer="layout" svg:width="2.61cm" svg:height="0.962cm" svg:x="8.382cm" svg:y="1.778cm">
          <draw:text-box>
            <text:p>region1</text:p>
          </draw:text-box>
        </draw:frame>
        <draw:frame draw:style-name="gr2" draw:layer="layout" svg:width="2.61cm" svg:height="0.962cm" svg:x="-1.086cm" svg:y="4.88cm">
          <draw:text-box>
            <text:p>region2</text:p>
          </draw:text-box>
        </draw:frame>
        <draw:frame draw:style-name="gr2" draw:text-style-name="P4" draw:layer="layout" svg:width="2.61cm" svg:height="0.962cm" svg:x="6.858cm" svg:y="5.588cm">
          <draw:text-box>
            <text:p text:style-name="P4"><text:span text:style-name="T1">region3</text:span></text:p>
          </draw:text-box>
        </draw:frame>
        <draw:frame draw:style-name="gr2" draw:text-style-name="P4" draw:layer="layout" svg:width="2.61cm" svg:height="0.962cm" svg:x="11.43cm" svg:y="5.08cm">
          <draw:text-box>
            <text:p><text:span text:style-name="T1">region4</text:span></text:p>
          </draw:text-box>
        </draw:frame>
        <draw:frame draw:style-name="gr2" draw:text-style-name="P4" draw:layer="layout" svg:width="2.61cm" svg:height="0.962cm" svg:x="2.286cm" svg:y="8.89cm">
          <draw:text-box>
            <text:p><text:span text:style-name="T1">region5</text:span></text:p>
          </draw:text-box>
        </draw:frame>
        <draw:frame draw:style-name="gr2" draw:text-style-name="P4" draw:layer="layout" svg:width="1.874cm" svg:height="0.962cm" svg:x="9.652cm" svg:y="11.176cm">
          <draw:text-box>
            <text:p><text:span text:style-name="T1">bkg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8T13:40:46.296396478</meta:creation-date>
    <dc:date>2021-07-28T18:35:24.388020745</dc:date>
    <meta:editing-duration>PT3H7M45S</meta:editing-duration>
    <meta:editing-cycles>1</meta:editing-cycles>
    <meta:document-statistic meta:object-count="76"/>
    <meta:generator>LibreOffice/4.3.3.2$Linux_X86_64 LibreOffice_project/430m0$Build-2</meta:generator>
  </office:meta>
</office:document-meta>
</file>